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Index_20_Heading">
      <style:paragraph-properties fo:margin-top="0.1665in" fo:margin-bottom="0.0835in" style:contextual-spacing="false" fo:text-align="center" style:justify-single-word="false"/>
      <style:text-properties style:font-name="Times New Roman" fo:font-size="48pt" fo:language="en" fo:country="CA" fo:font-weight="normal" officeooo:paragraph-rsid="0000d46a" style:font-size-asian="48pt" style:font-weight-asian="normal" style:font-size-complex="48pt" style:font-weight-complex="normal"/>
    </style:style>
    <style:style style:name="P2" style:family="paragraph" style:parent-style-name="Index_20_Heading">
      <style:paragraph-properties fo:text-align="center" style:justify-single-word="false"/>
      <style:text-properties style:font-name="Times New Roman" fo:font-size="32pt" fo:language="en" fo:country="CA" fo:font-weight="normal" officeooo:paragraph-rsid="0000d46a" style:font-size-asian="32pt" style:font-weight-asian="normal" style:font-size-complex="32pt" style:font-weight-complex="normal"/>
    </style:style>
    <style:style style:name="P3" style:family="paragraph" style:parent-style-name="Standard">
      <style:paragraph-properties fo:text-align="center" style:justify-single-word="false"/>
      <style:text-properties style:font-name="Times New Roman" fo:language="en" fo:country="CA" officeooo:paragraph-rsid="0000d46a"/>
    </style:style>
    <style:style style:name="P4" style:family="paragraph" style:parent-style-name="Standard">
      <style:paragraph-properties fo:text-align="center" style:justify-single-word="false"/>
      <style:text-properties style:font-name="Times New Roman" fo:font-size="16pt" fo:language="en" fo:country="CA" officeooo:paragraph-rsid="0000d46a" style:font-size-asian="16pt" style:font-size-complex="16pt"/>
    </style:style>
    <style:style style:name="P5" style:family="paragraph" style:parent-style-name="Standard">
      <style:paragraph-properties fo:text-align="center" style:justify-single-word="false"/>
      <style:text-properties fo:language="en" fo:country="CA" fo:font-weight="normal" officeooo:paragraph-rsid="0000d46a" style:font-weight-asian="normal" style:font-weight-complex="normal"/>
    </style:style>
    <style:style style:name="P6" style:family="paragraph" style:parent-style-name="Standard">
      <style:paragraph-properties fo:text-align="center" style:justify-single-word="false"/>
      <style:text-properties fo:language="en" fo:country="CA" officeooo:paragraph-rsid="0000d46a"/>
    </style:style>
    <style:style style:name="P7" style:family="paragraph" style:parent-style-name="Standard">
      <style:paragraph-properties fo:text-align="center" style:justify-single-word="false"/>
      <style:text-properties style:font-name="Times New Roman" fo:language="en" fo:country="CA" fo:font-weight="normal" officeooo:paragraph-rsid="0000d46a" style:font-weight-asian="normal" style:font-weight-complex="normal"/>
    </style:style>
    <style:style style:name="P8" style:family="paragraph" style:parent-style-name="Heading_20_1">
      <style:paragraph-properties fo:break-before="page"/>
    </style:style>
    <style:style style:name="P9" style:family="paragraph" style:parent-style-name="Heading_20_1">
      <style:text-properties officeooo:paragraph-rsid="000265e0"/>
    </style:style>
    <style:style style:name="P10" style:family="paragraph" style:parent-style-name="Heading_20_2">
      <style:text-properties officeooo:paragraph-rsid="000265e0"/>
    </style:style>
    <style:style style:name="P11" style:family="paragraph" style:parent-style-name="Standard">
      <style:text-properties officeooo:paragraph-rsid="000265e0"/>
    </style:style>
    <style:style style:name="P12" style:family="paragraph" style:parent-style-name="Heading_20_2">
      <style:text-properties officeooo:paragraph-rsid="0002ec2b"/>
    </style:style>
    <style:style style:name="P13" style:family="paragraph" style:parent-style-name="Standard">
      <style:text-properties officeooo:paragraph-rsid="0002ec2b"/>
    </style:style>
    <style:style style:name="P14" style:family="paragraph" style:parent-style-name="Heading_20_1">
      <style:text-properties officeooo:rsid="0006a408" officeooo:paragraph-rsid="0006a408"/>
    </style:style>
    <style:style style:name="P15" style:family="paragraph" style:parent-style-name="Heading_20_2">
      <style:text-properties officeooo:paragraph-rsid="0006a408"/>
    </style:style>
    <style:style style:name="P16" style:family="paragraph" style:parent-style-name="Standard">
      <style:text-properties officeooo:paragraph-rsid="0006a408"/>
    </style:style>
    <style:style style:name="P17" style:family="paragraph" style:parent-style-name="Standard">
      <style:text-properties officeooo:rsid="000265e0" officeooo:paragraph-rsid="000265e0"/>
    </style:style>
    <style:style style:name="T1" style:family="text">
      <style:text-properties officeooo:rsid="0000d46a"/>
    </style:style>
    <style:style style:name="T2" style:family="text">
      <style:text-properties fo:font-size="36pt" fo:font-weight="bold" style:font-size-asian="36pt" style:font-weight-asian="bold" style:font-size-complex="36pt"/>
    </style:style>
    <style:style style:name="T3" style:family="text">
      <style:text-properties fo:font-weight="normal" officeooo:rsid="04315ed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4315edd" style:font-weight-asian="bold" style:font-weight-complex="bold"/>
    </style:style>
    <style:style style:name="T6" style:family="text">
      <style:text-properties fo:font-weight="bold" officeooo:rsid="040ec44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382e59a" style:font-weight-asian="normal" style:font-weight-complex="normal"/>
    </style:style>
    <style:style style:name="T9" style:family="text">
      <style:text-properties fo:font-weight="normal" officeooo:rsid="03930ac6" style:font-weight-asian="normal" style:font-weight-complex="normal"/>
    </style:style>
    <style:style style:name="T10" style:family="text">
      <style:text-properties fo:font-weight="normal" officeooo:rsid="0003de36" style:font-weight-asian="normal" style:font-weight-complex="normal"/>
    </style:style>
    <style:style style:name="T11" style:family="text">
      <style:text-properties officeooo:rsid="000265e0"/>
    </style:style>
    <style:style style:name="T12" style:family="text">
      <style:text-properties officeooo:rsid="0002ec2b"/>
    </style:style>
    <style:style style:name="T13" style:family="text">
      <style:text-properties fo:language="en" fo:country="CA" officeooo:rsid="03aa4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ghtning Path</text:p>
      <text:p text:style-name="P2">Workbook One <text:line-break/><text:span text:style-name="T1">Facilitators Handbook</text:span></text:p>
      <text:p text:style-name="P3"><text:span text:style-name="T2"><text:tab/></text:span></text:p>
      <text:p text:style-name="P4"/>
      <text:p text:style-name="P5"/>
      <text:p text:style-name="P6"><text:a xlink:type="simple" xlink:href="https://www.lightningpath.org/" text:style-name="Internet_20_link" text:visited-style-name="Visited_20_Internet_20_Link">https://www.lightningpath.org</text:a></text:p>
      <text:p text:style-name="P6"><text:a xlink:type="simple" xlink:href="https://repo.lightningpath.org/" text:style-name="Internet_20_link" text:visited-style-name="Visited_20_Internet_20_Link"><text:span text:style-name="T3">https://repo.lightningpath.org</text:span></text:a></text:p>
      <text:p text:style-name="P6"><text:span text:style-name="T4"><text:line-break/><text:line-break/></text:span><text:span text:style-name="T5">S</text:span><text:span text:style-name="T6">upport The Lightning Path.<text:line-break/></text:span><text:span text:style-name="T5">Join our Patreon</text:span><text:span text:style-name="T6"> <text:line-break/><text:line-break/></text:span><text:a xlink:type="simple" xlink:href="https://www.patreon.com/LightningPath" text:style-name="Internet_20_link" text:visited-style-name="Visited_20_Internet_20_Link">https://www.patreon.com/LightningPath</text:a></text:p>
      <text:p text:style-name="P7"/>
      <text:p text:style-name="P7"/>
      <text:p text:style-name="P3"><text:a xlink:type="simple" xlink:href="https://www.patreon.com/posts/guide-to-lp-91088136" text:style-name="Internet_20_link" text:visited-style-name="Visited_20_Internet_20_Link"><text:span text:style-name="T7">Vers</text:span><text:span text:style-name="T8">ion: </text:span><text:span text:style-name="T9">0.</text:span></text:a><text:span text:style-name="T10">80</text:span></text:p>
      <text:h text:style-name="P8" text:outline-level="1">Introduction</text:h>
      <text:p text:style-name="Text_20_body"/>
      <text:h text:style-name="P9" text:outline-level="1">Lesson One – <text:span text:style-name="T11">The Basics</text:span></text:h>
      <text:h text:style-name="P10" text:outline-level="2">1. Conceptual Integration</text:h>
      <text:p text:style-name="P11">Suggested Answer: - Physical Unit: The biological body, including the brain and nervous system, which functions like advanced hardware. - Bodily Ego: The sense of “I” produced by complex neurological processes within the physical unit—adaptive but limited. - Spiritual Ego: The true, non-material identity—an immortal, unbounded consciousness (Atman) that can integrate with the bodily ego to form a coherent, higher-functioning Self. These components interact such that the bodily ego manages the body in the absence of connection, while connection allows the spiritual ego to guide, enhance, and transform the bodily ego and its operations.</text:p>
      <text:p text:style-name="P11">Reflection Prompt: Think about a time you acted “automatically” versus a time you felt deeply guided, present, or aware. Can you relate these experiences to the concepts of bodily vs. spiritual ego?</text:p>
      <text:h text:style-name="P10" text:outline-level="2">2. Mechanics of Connection</text:h>
      <text:p text:style-name="P11">Suggested Answer: The Self-Driving Vehicle Metaphor illustrates that the body can function autonomously (via bodily ego), but when the spiritual ego "takes the wheel," a conscious union occurs. The Water Glass Metaphor further clarifies that this connection is not just control but a filling—an infusion of higher consciousness. Observable indicators include shifts in perception, heightened cognition, and emotional clarity.</text:p>
      <text:p text:style-name="P11">Reflection Prompt: Which metaphor resonates more with your understanding or experience of spirituality—Vehicle or Water Glass? Why?</text:p>
      <text:h text:style-name="P10" text:outline-level="2">3. Functional Significance</text:h>
      <text:p text:style-name="P11">Suggested Answer: The purpose of connection is to enable full-spectrum human functionality. Connection enhances the brain's neurology, improves perception and cognition, activates healing responses, and provides access to wisdom and insight. This leads to increased well-being, self-awareness, and alignment with one's authentic purpose.</text:p>
      <text:p text:style-name="P11"><text:soft-page-break/>Reflection Prompt: What personal, emotional, or intellectual capacities do you feel become enhanced when you are in a connected state?</text:p>
      <text:h text:style-name="P10" text:outline-level="2">4. Comparative Analysis</text:h>
      <text:p text:style-name="P11">Suggested Answer: The Lightning Path’s Spiritual Ego aligns with traditional concepts like Atman, Higher Self, or the Holy Spirit, but differs in precision and integration. It avoids externalization and anthropomorphism. LP locates the spiritual ego within the self, emphasizing conscious agency and integration.</text:p>
      <text:p text:style-name="P11">Reflection Prompt: Have you encountered similar concepts in your upbringing or spiritual explorations? Were those concepts empowering, or did they defer power to an external authority?</text:p>
      <text:h text:style-name="P10" text:outline-level="2">5. Critical Reflection</text:h>
      <text:p text:style-name="P11">Suggested Answer: Disconnection is the norm because of toxic socialization, ideological programming, and systemic trauma. These factors train individuals to identify only with their bodily ego, limit their sense of self, and suppress access to their spiritual intelligence. The result is fragmentation, dysfunction, and alienation.</text:p>
      <text:p text:style-name="P11">Reflection Prompt: Can you identify specific societal messages, experiences, or teachings that may have encouraged disconnection in your own life?</text:p>
      <text:h text:style-name="P10" text:outline-level="2">6. Applied Epistemology</text:h>
      <text:p text:style-name="P11">Suggested Answer: A possible metaphor: The Lantern and the Flame – The body is a lantern, the bodily ego is the flickering candle within, and the spiritual ego is the sun whose fire can ignite the flame into brilliance. Without the sun’s touch, the lantern glows dimly. With it, the entire lantern radiates.</text:p>
      <text:p text:style-name="P11">Reflection Prompt: Create your own metaphor. What does it reveal about how you perceive the body, identity, and higher consciousness?</text:p>
      <text:p text:style-name="P11"/>
      <text:h text:style-name="Heading_20_1" text:outline-level="1">Lesson Two – <text:span text:style-name="T12">Initiating Connection</text:span></text:h>
      <text:h text:style-name="P12" text:outline-level="2">1. Bifocal Approach to Human Development</text:h>
      <text:p text:style-name="P13">Suggested Answer: The two directions are: 1. Intellectual understanding – Gaining accurate knowledge about connection, spirituality, and the developmental process. 2. Practical engagement – Actually initiating connection and engaging in practices that facilitate ego unification and conscious awakening. Both are essential because knowledge without practice is sterile, while practice without knowledge can be destabilizing or ideologically corrupted. True development integrates cognition and experience in a dialectical, mutually reinforcing process.</text:p>
      <text:p text:style-name="P13">Reflection Prompt: Have you ever focused too much on either intellectual knowledge or spiritual experience? What were the consequences? What changed when you integrated both?</text:p>
      <text:h text:style-name="P12" text:outline-level="2">2. Nature and Method of Connection</text:h>
      <text:p text:style-name="P13">Suggested Answer: Connection is the conscious union of the bodily ego with the spiritual ego. It is achieved through will and intention. Initiation does not require ritual, dogma, or elite sanction—only clarity of will and a supportive environment. - Connection Affirmation Example: “I wish to wake up. I wish to move forward. I wish to activate. I wish to connect.” - Connection Visualization Example: Visualize light pouring into your crown, illuminating your brain and nervous system, activating your body with the radiance of higher consciousness.</text:p>
      <text:p text:style-name="P13">Reflection Prompt: Try the affirmation and visualization. What did you feel? Was there any resistance, doubt, or sensation? How can you reinforce your intention moving forward?</text:p>
      <text:h text:style-name="P12" text:outline-level="2">3. Willed Intention and Autonomy</text:h>
      <text:p text:style-name="P13">Suggested Answer: This analogy demystifies connection and places agency in the hands of the individual. It underscores that, like any embodied action, connection is natural and intrinsic to a healthy human system. It counters elite and religious ideologies that frame awakening as rare, privileged, or mystical.</text:p>
      <text:p text:style-name="P13"><text:soft-page-break/>Reflection Prompt: Reflect on the belief systems you’ve encountered. Did they tell you that connection was easy and natural—or rare and difficult? How has that shaped your efforts?</text:p>
      <text:h text:style-name="P14" text:outline-level="1">Lesson Three: Obstacles and Challenges</text:h>
      <text:h text:style-name="P15" text:outline-level="2">1. Initiation and Control</text:h>
      <text:p text:style-name="P16">Suggested Answer: Connection is initiated by focused will and intent, using tools like Connection Affirmation or Visualization. You can pause or slow the process with intention as well. Example focus: 'I wish to slow down to process.'</text:p>
      <text:p text:style-name="P16">Reflection Prompt: Create your own initiation and grounding affirmations. What needs or fears do they address?</text:p>
      <text:h text:style-name="P15" text:outline-level="2">2. Challenges and Obstacles</text:h>
      <text:p text:style-name="P16">Suggested Answer: Challenges include inconsistency, trauma, internal/external resistance, boredom, inflated expectations, and grounding difficulty. Solutions include structured practice, healing support, and gentle persistence.</text:p>
      <text:p text:style-name="P16">Reflection Prompt: Which obstacle do you resonate with most? Which support strategies do you want to try?</text:p>
      <text:h text:style-name="P15" text:outline-level="2">3. External Resistance</text:h>
      <text:p text:style-name="P16">Suggested Answer: External resistance arises when others feel threatened or confused by your growth. Responses include clear boundaries, disengagement from toxicity, or compassionate communication when safe.</text:p>
      <text:p text:style-name="P16">Reflection Prompt: Think of a time someone resisted your growth. How did you respond, and what could you do differently now?</text:p>
      <text:h text:style-name="P15" text:outline-level="2">4. Grounding Insight and Transformation</text:h>
      <text:p text:style-name="P16">Suggested Answer: Grounding is the process of integrating spiritual insights into behavior and worldview. It’s essential to prevent disorientation and support long-term transformation. Practices include journaling, embodiment, therapy, and lifestyle alignment.</text:p>
      <text:p text:style-name="P16"><text:soft-page-break/>Reflection Prompt: List practices you use (or could use) to ground after spiritual insights. How effective are they?</text:p>
      <text:h text:style-name="P15" text:outline-level="2">5. Managing Overinflated Expectations</text:h>
      <text:p text:style-name="P16">Suggested Answer: Unrealistic expectations of instant transformation can lead to disappointment and abandonment of practice. Understanding connection as a gradual process fosters sustainable growth.</text:p>
      <text:p text:style-name="P16">Reflection Prompt: What were your expectations of spiritual practice? How have they changed?</text:p>
      <text:h text:style-name="P15" text:outline-level="2">6. Healing the Vessel</text:h>
      <text:p text:style-name="P16">Suggested Answer: Healing the 'glass' is crucial because trauma creates leaks in consciousness retention. Healing modalities might include psychotherapy, somatic work, rest, and supportive relationships.</text:p>
      <text:p text:style-name="P16">Reflection Prompt: How has trauma affected your capacity to connect? What healing paths feel aligned to you now?</text:p>
      <text:h text:style-name="P15" text:outline-level="2">7. Impact on Others and Ethical Awakening</text:h>
      <text:p text:style-name="P16">Suggested Answer: As you awaken, others may feel challenged or left behind. Ethical awakening means balancing your truth with care for others. Safety and boundaries are paramount.</text:p>
      <text:p text:style-name="P16">Reflection Prompt: Where do you feel torn between your growth and the reactions of others? How can you hold both?</text:p>
      <text:h text:style-name="P15" text:outline-level="2">8. Using Resistance as a Diagnostic Tool</text:h>
      <text:p text:style-name="P16">Suggested Answer: Resistance often signals deep cognitive dissonance or entrenched wounding. Observing resistance can help identify what needs to be healed or reframed.</text:p>
      <text:p text:style-name="P16">Reflection Prompt: What recent resistance (yours or another’s) surprised you? What did it teach you about underlying wounds or assumptions?</text:p>
      <text:h text:style-name="Heading_20_1" text:outline-level="1" text:is-list-header="true"><text:span text:style-name="T13"/></text:h>
      <text:p text:style-name="Text_20_body"><text:span text:style-name="T13"/></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2in" style:contextual-spacing="false" fo:line-height="150%"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333333" loext:opacity="100%" style:font-name="Times New Roman1" fo:font-family="'Times New Roman'" style:font-style-name="Regular" style:font-family-generic="roman" style:font-pitch="variable" style:text-underline-style="solid" style:text-underline-width="auto" style:text-underline-color="font-color" fo:font-weight="normal"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07:15:25.580000000</meta:creation-date>
    <dc:date>2025-06-16T09:02:34.104000000</dc:date>
    <meta:editing-duration>PT55M25S</meta:editing-duration>
    <meta:editing-cycles>6</meta:editing-cycles>
    <meta:generator>LibreOffice/24.8.7.2$Windows_X86_64 LibreOffice_project/e07d0a63a46349d29051da79b1fde8160bab2a89</meta:generator>
    <meta:document-statistic meta:table-count="0" meta:image-count="0" meta:object-count="0" meta:page-count="9" meta:paragraph-count="62" meta:word-count="1219" meta:character-count="8629" meta:non-whitespace-character-count="7466"/>
  </office:meta>
</office:document-meta>
</file>